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/>
      <text:p text:style-name="Preformatted_20_Text"><text:s text:c="15"/>+---------------------------------------------+</text:p>
      <text:p text:style-name="Preformatted_20_Text"><text:s text:c="15"/>| <text:s text:c="44"/>|</text:p>
      <text:p text:style-name="Preformatted_20_Text"><text:s text:c="15"/>| <text:s text:c="15"/>Assembler IDE <text:s text:c="15"/>|</text:p>
      <text:p text:style-name="Preformatted_20_Text"><text:s text:c="15"/>| <text:s text:c="18"/>V1.01 <text:s text:c="20"/>|</text:p>
      <text:p text:style-name="Preformatted_20_Text"><text:s text:c="15"/>+---------------------------------------------+</text:p>
      <text:p text:style-name="Preformatted_20_Text"><text:s text:c="15"/>| <text:s text:c="44"/>|</text:p>
      <text:p text:style-name="Preformatted_20_Text"><text:s text:c="15"/>| <text:s text:c="6"/>(C) Wings of Sorrow 1995-1996 <text:s text:c="8"/>|</text:p>
      <text:p text:style-name="Preformatted_20_Text"><text:s text:c="15"/>| <text:s text:c="44"/>|</text:p>
      <text:p text:style-name="Preformatted_20_Text"><text:s text:c="15"/>+---------------------------------------------+</text:p>
      <text:p text:style-name="Preformatted_20_Text"/>
      <text:p text:style-name="Preformatted_20_Text"/>
      <text:p text:style-name="Preformatted_20_Text"><text:s text:c="2"/>Contents :</text:p>
      <text:p text:style-name="Preformatted_20_Text"><text:s text:c="2"/>==========</text:p>
      <text:p text:style-name="Preformatted_20_Text"/>
      <text:p text:style-name="Preformatted_20_Text"><text:s text:c="2"/>1 - Introduction</text:p>
      <text:p text:style-name="Preformatted_20_Text"/>
      <text:p text:style-name="Preformatted_20_Text"><text:s text:c="4"/>1.1 <text:s/>Disclaimer</text:p>
      <text:p text:style-name="Preformatted_20_Text"><text:s text:c="4"/>1.2 <text:s/>Description</text:p>
      <text:p text:style-name="Preformatted_20_Text"/>
      <text:p text:style-name="Preformatted_20_Text"><text:s text:c="2"/>2 - Inside ASMIDE</text:p>
      <text:p text:style-name="Preformatted_20_Text"/>
      <text:p text:style-name="Preformatted_20_Text"><text:s text:c="4"/>2.1 <text:s/>Getting started</text:p>
      <text:p text:style-name="Preformatted_20_Text"><text:s text:c="4"/>2.2 <text:s/>Menus</text:p>
      <text:p text:style-name="Preformatted_20_Text"><text:s text:c="4"/>2.3 <text:s/>Editor commands</text:p>
      <text:p text:style-name="Preformatted_20_Text"><text:s text:c="4"/>2.4 <text:s/>Run &amp; Compile</text:p>
      <text:p text:style-name="Preformatted_20_Text"><text:s text:c="4"/>2.5 <text:s/>Options</text:p>
      <text:p text:style-name="Preformatted_20_Text"><text:s text:c="4"/>2.6 <text:s/>Open files</text:p>
      <text:p text:style-name="Preformatted_20_Text"/>
      <text:p text:style-name="Preformatted_20_Text"><text:s text:c="2"/>3 - Chat chapter</text:p>
      <text:p text:style-name="Preformatted_20_Text"/>
      <text:p text:style-name="Preformatted_20_Text"><text:s text:c="4"/>3.1 <text:s/>Who am I ?</text:p>
      <text:p text:style-name="Preformatted_20_Text"><text:s text:c="4"/>3.2 <text:s/>WISWIG ? (or TroubleShooting)</text:p>
      <text:p text:style-name="Preformatted_20_Text"><text:s text:c="4"/>3.3 <text:s/>Final words</text:p>
      <text:p text:style-name="Preformatted_20_Text"/>
      <text:p text:style-name="Preformatted_20_Text">=============================================================================</text:p>
      <text:p text:style-name="Preformatted_20_Text"/>
      <text:p text:style-name="Preformatted_20_Text"><text:s text:c="2"/>1 - Introduction</text:p>
      <text:p text:style-name="Preformatted_20_Text"/>
      <text:p text:style-name="Preformatted_20_Text"><text:s text:c="4"/>Welcome to Assembler IDE . First you should know that</text:p>
      <text:p text:style-name="Preformatted_20_Text"><text:s text:c="4"/>IDE means Integrated <text:s/>Development <text:s/>Environment . With</text:p>
      <text:p text:style-name="Preformatted_20_Text"><text:s text:c="4"/>this program you can edit assembler sources , compile</text:p>
      <text:p text:style-name="Preformatted_20_Text"><text:s text:c="4"/>and run them in a new way . YO , assemblers out there</text:p>
      <text:p text:style-name="Preformatted_20_Text"><text:s text:c="4"/>- do you remember the time when you edited ASM source</text:p>
      <text:p text:style-name="Preformatted_20_Text"><text:s text:c="4"/>in Norton's editor , then exit it, then write TASM...</text:p>
      <text:p text:style-name="Preformatted_20_Text"><text:s text:c="4"/>and TLINK... ,or used a BAT file , or ...</text:p>
      <text:p text:style-name="Preformatted_20_Text"><text:s text:c="8"/>Now here's the new way to Hit&amp;Run in assembler:</text:p>
      <text:p text:style-name="Preformatted_20_Text"><text:s text:c="24"/>ASM IDE</text:p>
      <text:p text:style-name="Preformatted_20_Text"><text:s text:c="24"/>:-)))))</text:p>
      <text:p text:style-name="Preformatted_20_Text"/>
      <text:p text:style-name="Preformatted_20_Text"/>
      <text:p text:style-name="Preformatted_20_Text"><text:s text:c="4"/>1.1 <text:s/>Disclaimer</text:p>
      <text:p text:style-name="Preformatted_20_Text"/>
      <text:p text:style-name="Preformatted_20_Text"><text:s text:c="4"/>I exclude any and all <text:s/>implied warranties , including</text:p>
      <text:p text:style-name="Preformatted_20_Text"><text:s text:c="4"/>warranties of merchantability and fitness for a parti</text:p>
      <text:p text:style-name="Preformatted_20_Text"><text:s text:c="4"/>cular purpose. I make no warranty or representation ,</text:p>
      <text:p text:style-name="Preformatted_20_Text"><text:s text:c="4"/>either express or implied, its quality, performance ,</text:p>
      <text:p text:style-name="Preformatted_20_Text"><text:s text:c="4"/>merchantability, or fitness for a particular purpose.</text:p>
      <text:p text:style-name="Preformatted_20_Text"><text:s text:c="4"/>I shall have no liability for special, incidental, or</text:p>
      <text:p text:style-name="Preformatted_20_Text"><text:s text:c="4"/>consequential damage arising out of or resulting from</text:p>
      <text:p text:style-name="Preformatted_20_Text"><text:s text:c="4"/>the use of this program.</text:p>
      <text:p text:style-name="Preformatted_20_Text"/>
      <text:p text:style-name="Preformatted_20_Text"><text:s text:c="4"/>To code it in another way (for dummies) :</text:p>
      <text:p text:style-name="Preformatted_20_Text"><text:soft-page-break/><text:s text:c="14"/>IF YOU BLOW IT , ITS YOUR FAULT.</text:p>
      <text:p text:style-name="Preformatted_20_Text"><text:s text:c="24"/>:-)))))</text:p>
      <text:p text:style-name="Preformatted_20_Text"/>
      <text:p text:style-name="Preformatted_20_Text"><text:s text:c="4"/>You may use the <text:s/>program <text:s/>without <text:s/>worry <text:s/>or financial</text:p>
      <text:p text:style-name="Preformatted_20_Text"><text:s text:c="4"/>obligation to me .You may distribute it freely as long</text:p>
      <text:p text:style-name="Preformatted_20_Text"><text:s text:c="4"/>as you don't charge money for it. If you ever write a</text:p>
      <text:p text:style-name="Preformatted_20_Text"><text:s text:c="4"/>program with ASM IDE , please greet me.</text:p>
      <text:p text:style-name="Preformatted_20_Text"/>
      <text:p text:style-name="Preformatted_20_Text"><text:s text:c="4"/>1.2 <text:s/>Description</text:p>
      <text:p text:style-name="Preformatted_20_Text"/>
      <text:p text:style-name="Preformatted_20_Text"><text:s text:c="4"/>ASMIDE is not a pure assembler as it use <text:s/>an <text:s/>external</text:p>
      <text:p text:style-name="Preformatted_20_Text"><text:s text:c="4"/>compiler (TASM) and an external <text:s/>linker (TLINK) . This</text:p>
      <text:p text:style-name="Preformatted_20_Text"><text:s text:c="4"/>is why you won't get an integrated debugger ( a source</text:p>
      <text:p text:style-name="Preformatted_20_Text"><text:s text:c="4"/>level one like C or Pascal ) . From this point of view</text:p>
      <text:p text:style-name="Preformatted_20_Text"><text:s text:c="4"/>I suggest you using TD for this ,giving him the source</text:p>
      <text:p text:style-name="Preformatted_20_Text"><text:s text:c="4"/>you edited and the executable you <text:s/>linked . You should</text:p>
      <text:p text:style-name="Preformatted_20_Text"><text:s text:c="4"/>also know that ASMIDE will not correct you programming</text:p>
      <text:p text:style-name="Preformatted_20_Text"><text:s text:c="4"/>errors ,I mean it won't prevent the reset arising from</text:p>
      <text:p text:style-name="Preformatted_20_Text"><text:s text:c="4"/>a compile and link a source <text:s/>code ( if you use <text:s/>a <text:s/>HLT</text:p>
      <text:p text:style-name="Preformatted_20_Text"><text:s text:c="4"/>instruction , <text:s/>it's your problem <text:s/>- <text:s/>I wish you <text:s/>happy</text:p>
      <text:p text:style-name="Preformatted_20_Text"><text:s text:c="4"/>reseting) . Also ,you won't have a interactive compile</text:p>
      <text:p text:style-name="Preformatted_20_Text"><text:s text:c="4"/>or link for the same reasons I showed you before .</text:p>
      <text:p text:style-name="Preformatted_20_Text"><text:s text:c="4"/>Anyway,it have a good interface,allowing you to modify</text:p>
      <text:p text:style-name="Preformatted_20_Text"><text:s text:c="4"/>a lot of flags,work directories . It shows you all in-</text:p>
      <text:p text:style-name="Preformatted_20_Text"><text:s text:c="4"/>formation you need about last compile , last link <text:s/>and</text:p>
      <text:p text:style-name="Preformatted_20_Text"><text:s text:c="4"/>last execution.</text:p>
      <text:p text:style-name="Preformatted_20_Text"/>
      <text:p text:style-name="Preformatted_20_Text">=============================================================================</text:p>
      <text:p text:style-name="Preformatted_20_Text"/>
      <text:p text:style-name="Preformatted_20_Text"><text:s text:c="2"/>2 - Inside ASMIDE</text:p>
      <text:p text:style-name="Preformatted_20_Text"/>
      <text:p text:style-name="Preformatted_20_Text"><text:s text:c="4"/>2.1 <text:s/>Getting started</text:p>
      <text:p text:style-name="Preformatted_20_Text"/>
      <text:p text:style-name="Preformatted_20_Text"><text:s text:c="4"/>To run this program , you need a 286 with 640k of base</text:p>
      <text:p text:style-name="Preformatted_20_Text"><text:s text:c="4"/>memory and a DOS higher than 3.3 . <text:s/>To run it , simply</text:p>
      <text:p text:style-name="Preformatted_20_Text"><text:s text:c="4"/>type ASM at your DOS prompt and you'll enter <text:s/>ASMIDE .</text:p>
      <text:p text:style-name="Preformatted_20_Text"><text:s text:c="4"/>For Borland IDE's users,will be very simple to explore</text:p>
      <text:p text:style-name="Preformatted_20_Text"><text:s text:c="4"/>my ASMIDE as it have all the facilities of any Borland</text:p>
      <text:p text:style-name="Preformatted_20_Text"><text:s text:c="4"/>tool ( hint : I wrote this program in TurboVision ).</text:p>
      <text:p text:style-name="Preformatted_20_Text"><text:s text:c="4"/>For non Borland IDE's users (=suckers),open large your</text:p>
      <text:p text:style-name="Preformatted_20_Text"><text:s text:c="4"/>eyes <text:s/>at the bottom line and you'll see hints <text:s/>for any</text:p>
      <text:p text:style-name="Preformatted_20_Text"><text:s text:c="4"/>option menu.</text:p>
      <text:p text:style-name="Preformatted_20_Text"><text:s text:c="4"/>For non users(=dummies) ,I suggest you shouldn't start</text:p>
      <text:p text:style-name="Preformatted_20_Text"><text:s text:c="4"/>this program.</text:p>
      <text:p text:style-name="Preformatted_20_Text"/>
      <text:p text:style-name="Preformatted_20_Text"/>
      <text:p text:style-name="Preformatted_20_Text"><text:s text:c="4"/>2.2 Menus</text:p>
      <text:p text:style-name="Preformatted_20_Text"/>
      <text:p text:style-name="Preformatted_20_Text"><text:s text:c="4"/>The menus are :</text:p>
      <text:p text:style-name="Preformatted_20_Text"/>
      <text:p text:style-name="Preformatted_20_Text"><text:s text:c="4"/>Files - Open, Save, SaveAs, Exit, Change directory</text:p>
      <text:p text:style-name="Preformatted_20_Text"><text:s text:c="4"/>-- regular wellknown file operations</text:p>
      <text:p text:style-name="Preformatted_20_Text"/>
      <text:p text:style-name="Preformatted_20_Text"><text:s text:c="4"/>Edit <text:s/>- Undo, Cut, Copy ,Clear</text:p>
      <text:p text:style-name="Preformatted_20_Text"><text:s text:c="4"/>-- regular wellknown clipboard operations</text:p>
      <text:p text:style-name="Preformatted_20_Text"/>
      <text:p text:style-name="Preformatted_20_Text"><text:s text:c="4"/>Search - Find, Replace, Search again</text:p>
      <text:p text:style-name="Preformatted_20_Text"><text:s text:c="4"/>-- regular wellknown search facilities</text:p>
      <text:p text:style-name="Preformatted_20_Text"/>
      <text:p text:style-name="Preformatted_20_Text"><text:s text:c="4"/>Executor - Compile, Run, Parameters</text:p>
      <text:p text:style-name="Preformatted_20_Text"><text:s text:c="4"/>-- compile your source code (with TASM)</text:p>
      <text:p text:style-name="Preformatted_20_Text"><text:s text:c="7"/>link &amp; run (with TLINK) <text:s text:c="26"/>|</text:p>
      <text:p text:style-name="Preformatted_20_Text"><text:s text:c="7"/>run <text:s/>parameters ( command <text:s/>line <text:s/>switches <text:s/>for your</text:p>
      <text:p text:style-name="Preformatted_20_Text"><text:s text:c="7"/>program)</text:p>
      <text:p text:style-name="Preformatted_20_Text"><text:soft-page-break/></text:p>
      <text:p text:style-name="Preformatted_20_Text"><text:s text:c="4"/>Options - Compiler, Linker, Advanced Compiler,Advanced</text:p>
      <text:p text:style-name="Preformatted_20_Text"><text:s text:c="14"/>Linker, Directories</text:p>
      <text:p text:style-name="Preformatted_20_Text"><text:s text:c="5"/>-- design your OBJ and the finally executable forms</text:p>
      <text:p text:style-name="Preformatted_20_Text"><text:s text:c="8"/>For advanced options , I suggest <text:s/>you <text:s/>modify ONLY</text:p>
      <text:p text:style-name="Preformatted_20_Text"><text:s text:c="8"/>if you know what you're doing</text:p>
      <text:p text:style-name="Preformatted_20_Text"/>
      <text:p text:style-name="Preformatted_20_Text"><text:s text:c="4"/>Windows - Tile, Cascade, Close All, Size/Move, Zoom,</text:p>
      <text:p text:style-name="Preformatted_20_Text"><text:s text:c="14"/>Next, Close, Next, Previous, User Screen</text:p>
      <text:p text:style-name="Preformatted_20_Text"><text:s text:c="4"/>-- normal window operations</text:p>
      <text:p text:style-name="Preformatted_20_Text"><text:s text:c="7"/>see the reults of your program(User Screen)</text:p>
      <text:p text:style-name="Preformatted_20_Text"/>
      <text:p text:style-name="Preformatted_20_Text"><text:s text:c="4"/>Help - About,...</text:p>
      <text:p text:style-name="Preformatted_20_Text"><text:s text:c="4"/>-- yet not implemented</text:p>
      <text:p text:style-name="Preformatted_20_Text"/>
      <text:p text:style-name="Preformatted_20_Text"/>
      <text:p text:style-name="Preformatted_20_Text"><text:s text:c="4"/>2.3 Editor commands</text:p>
      <text:p text:style-name="Preformatted_20_Text"/>
      <text:p text:style-name="Preformatted_20_Text"><text:s text:c="4"/>The editor commands are same as TC or TP.Here they are</text:p>
      <text:p text:style-name="Preformatted_20_Text"><text:s text:c="4"/>again if you don't remember them :</text:p>
      <text:p text:style-name="Preformatted_20_Text"/>
      <text:p text:style-name="Preformatted_20_Text"><text:s text:c="6"/>Ü Block Commands :</text:p>
      <text:p text:style-name="Preformatted_20_Text"><text:s text:c="6"/>ÍÍÍÍÍÍÍÍÍÍÍÍÍÍÍÍÍÍÍÍÍÍÍÍÍÍÑÍÍÍÍÍÍÍÍÍÍÍÍÍÍÍÍÍÍÍÍÍÍ</text:p>
      <text:p text:style-name="Preformatted_20_Text"><text:s text:c="7"/>Mark block begin <text:s text:c="8"/>³ Ctrl+K B</text:p>
      <text:p text:style-name="Preformatted_20_Text"><text:s text:c="7"/>Mark block end <text:s text:c="10"/>³ Ctrl+K K</text:p>
      <text:p text:style-name="Preformatted_20_Text"><text:s text:c="7"/>Mark single word <text:s text:c="8"/>³ Ctrl+K T</text:p>
      <text:p text:style-name="Preformatted_20_Text"><text:s text:c="7"/>Copy block <text:s text:c="14"/>³ Ctrl+K C</text:p>
      <text:p text:style-name="Preformatted_20_Text"><text:s text:c="7"/>Move block <text:s text:c="14"/>³ Ctrl+K V</text:p>
      <text:p text:style-name="Preformatted_20_Text"><text:s text:c="7"/>Delete block <text:s text:c="12"/>³ Ctrl+K Y</text:p>
      <text:p text:style-name="Preformatted_20_Text"><text:s text:c="7"/>Read block from disk <text:s text:c="4"/>³ Ctrl+K R</text:p>
      <text:p text:style-name="Preformatted_20_Text"><text:s text:c="7"/>Write block to disk <text:s text:c="5"/>³ Ctrl+K W</text:p>
      <text:p text:style-name="Preformatted_20_Text"><text:s text:c="7"/>Hide/display block <text:s text:c="6"/>³ Ctrl+K H</text:p>
      <text:p text:style-name="Preformatted_20_Text"><text:s text:c="7"/>Print block <text:s text:c="13"/>³ Ctrl+K P</text:p>
      <text:p text:style-name="Preformatted_20_Text"><text:s text:c="7"/>Indent block <text:s text:c="12"/>³ Ctrl+K I</text:p>
      <text:p text:style-name="Preformatted_20_Text"><text:s text:c="7"/>Unindent block <text:s text:c="10"/>³ Ctrl+K U</text:p>
      <text:p text:style-name="Preformatted_20_Text"><text:s text:c="7"/>Move to begin of block <text:s text:c="2"/>³ Ctrl+Q B</text:p>
      <text:p text:style-name="Preformatted_20_Text"><text:s text:c="7"/>Move to end of block <text:s text:c="4"/>³ Ctrl+Q K</text:p>
      <text:p text:style-name="Preformatted_20_Text"><text:s text:c="7"/>Exit to menu bar <text:s text:c="8"/>³ Ctrl+K D</text:p>
      <text:p text:style-name="Preformatted_20_Text"><text:s text:c="7"/>Mark line <text:s text:c="15"/>³ Ctrl+K L</text:p>
      <text:p text:style-name="Preformatted_20_Text"><text:s text:c="7"/>Copy to clipboard <text:s text:c="7"/>³ Ctrl+Ins</text:p>
      <text:p text:style-name="Preformatted_20_Text"><text:s text:c="7"/>Cut to clipboard <text:s text:c="8"/>³ Shift+Del</text:p>
      <text:p text:style-name="Preformatted_20_Text"><text:s text:c="7"/>Delete block <text:s text:c="12"/>³ Ctrl+Del</text:p>
      <text:p text:style-name="Preformatted_20_Text"><text:s text:c="7"/>Paste to clipboard <text:s text:c="6"/>³ Shift+Ins</text:p>
      <text:p text:style-name="Preformatted_20_Text"/>
      <text:p text:style-name="Preformatted_20_Text"><text:s text:c="5"/>Ü Cursor Movement Commands</text:p>
      <text:p text:style-name="Preformatted_20_Text"><text:s text:c="5"/>ÍÍÍÍÍÍÍÍÍÍÍÍÍÍÍÍÍÑÍÍÍÍÍÍÍÍÍÍÍÍÍÍÍÍÍÍÍÍÍÍ</text:p>
      <text:p text:style-name="Preformatted_20_Text"><text:s text:c="6"/>Character left <text:s/>³ Ctrl+S or Left arrow</text:p>
      <text:p text:style-name="Preformatted_20_Text"><text:s text:c="6"/>Character right ³ Ctrl+D or Right arrow</text:p>
      <text:p text:style-name="Preformatted_20_Text"><text:s text:c="6"/>Word left <text:s text:c="6"/>³ Ctrl+A or Ctrl+Left arrow</text:p>
      <text:p text:style-name="Preformatted_20_Text"><text:s text:c="6"/>Word right <text:s text:c="5"/>³ Ctrl+F or Ctrl+Right arrow</text:p>
      <text:p text:style-name="Preformatted_20_Text"><text:s text:c="6"/>Line up <text:s text:c="8"/>³ Ctrl+E or Up arrow</text:p>
      <text:p text:style-name="Preformatted_20_Text"><text:s text:c="6"/>Line down <text:s text:c="6"/>³ Ctrl+X or Down arrow</text:p>
      <text:p text:style-name="Preformatted_20_Text"><text:s text:c="6"/>Scroll up <text:s text:c="6"/>³ Ctrl+W</text:p>
      <text:p text:style-name="Preformatted_20_Text"><text:s text:c="6"/>Scroll down <text:s text:c="4"/>³ Ctrl+Z</text:p>
      <text:p text:style-name="Preformatted_20_Text"><text:s text:c="6"/>Page up <text:s text:c="8"/>³ Ctrl+R or PgUp</text:p>
      <text:p text:style-name="Preformatted_20_Text"><text:s text:c="6"/>Page down <text:s text:c="6"/>³ Ctrl+C or PgDn</text:p>
      <text:p text:style-name="Preformatted_20_Text"/>
      <text:p text:style-name="Preformatted_20_Text"><text:s text:c="5"/>Ü Insert &amp; Delete Commands</text:p>
      <text:p text:style-name="Preformatted_20_Text"><text:s text:c="5"/>ÍÍÍÍÍÍÍÍÍÍÍÍÍÍÍÍÍÍÍÍÍÍÑÍÍÍÍÍÍÍÍÍÍÍÍÍÍÍÍÍÍÍÍÍÍ</text:p>
      <text:p text:style-name="Preformatted_20_Text"><text:s text:c="6"/>Insert mode on/off <text:s text:c="2"/>³ Ctrl+V or Ins</text:p>
      <text:p text:style-name="Preformatted_20_Text"><text:s text:c="6"/>Insert line <text:s text:c="9"/>³ Ctrl+N</text:p>
      <text:p text:style-name="Preformatted_20_Text"><text:s text:c="6"/>Delete line <text:s text:c="9"/>³ Ctrl+Y</text:p>
      <text:p text:style-name="Preformatted_20_Text"><text:s text:c="6"/>Delete to end of line³ Ctrl+Q Y</text:p>
      <text:p text:style-name="Preformatted_20_Text"><text:s text:c="6"/>Delete character left³ Ctrl+H or Backspace</text:p>
      <text:p text:style-name="Preformatted_20_Text"><text:soft-page-break/><text:s text:c="6"/>Delete character <text:s text:c="4"/>³ Ctrl+G or Del</text:p>
      <text:p text:style-name="Preformatted_20_Text"><text:s text:c="6"/>Delete word right <text:s text:c="3"/>³ Ctrl+T</text:p>
      <text:p text:style-name="Preformatted_20_Text"/>
      <text:p text:style-name="Preformatted_20_Text"><text:s text:c="5"/>Ü Miscellaneous Editor Commands</text:p>
      <text:p text:style-name="Preformatted_20_Text"><text:s text:c="5"/>ÍÍÍÍÍÍÍÍÍÍÍÍÍÍÍÍÍÍÍÍÍÍÑÍÍÍÍÍÍÍÍÍÍÍÍÍÍÍÍÍÍÍÍÍÍ</text:p>
      <text:p text:style-name="Preformatted_20_Text"><text:s text:c="6"/>Menu bar <text:s text:c="12"/>³ F10</text:p>
      <text:p text:style-name="Preformatted_20_Text"><text:s text:c="6"/>Save and edit <text:s text:c="7"/>³ Ctrl+K S or F2</text:p>
      <text:p text:style-name="Preformatted_20_Text"><text:s text:c="6"/>Open file <text:s text:c="11"/>³ F3</text:p>
      <text:p text:style-name="Preformatted_20_Text"><text:s text:c="6"/>Close active window <text:s/>³ Alt+F3</text:p>
      <text:p text:style-name="Preformatted_20_Text"><text:s text:c="27"/>³</text:p>
      <text:p text:style-name="Preformatted_20_Text"><text:s text:c="6"/>Tab <text:s text:c="17"/>³ Ctrl+I or Tab</text:p>
      <text:p text:style-name="Preformatted_20_Text"><text:s text:c="6"/>Tab mode <text:s text:c="12"/>³ Ctrl+O T</text:p>
      <text:p text:style-name="Preformatted_20_Text"><text:s text:c="6"/>Auto indent on/off <text:s text:c="2"/>³ Ctrl+O I</text:p>
      <text:p text:style-name="Preformatted_20_Text"><text:s text:c="6"/>Restore line <text:s text:c="8"/>³ Ctrl+Q L</text:p>
      <text:p text:style-name="Preformatted_20_Text"><text:s text:c="27"/>³</text:p>
      <text:p text:style-name="Preformatted_20_Text"><text:s text:c="6"/>Set place marker(0-9)³ Ctrl+K n (n = 0..9)</text:p>
      <text:p text:style-name="Preformatted_20_Text"><text:s text:c="6"/>Find plc. marker(0-9)³ Ctrl+Q n (n = 0..9)</text:p>
      <text:p text:style-name="Preformatted_20_Text"><text:s text:c="6"/>Language help <text:s text:c="7"/>³ Ctrl+F1</text:p>
      <text:p text:style-name="Preformatted_20_Text"><text:s text:c="6"/>Ctrl+character prefix³ Ctrl+P</text:p>
      <text:p text:style-name="Preformatted_20_Text"><text:s text:c="27"/>³</text:p>
      <text:p text:style-name="Preformatted_20_Text"><text:s text:c="6"/>Find <text:s text:c="16"/>³ Ctrl+Q F</text:p>
      <text:p text:style-name="Preformatted_20_Text"><text:s text:c="6"/>Find &amp; replace <text:s text:c="6"/>³ Ctrl+Q A</text:p>
      <text:p text:style-name="Preformatted_20_Text"><text:s text:c="6"/>Repeat last find <text:s text:c="4"/>³ Ctrl+L</text:p>
      <text:p text:style-name="Preformatted_20_Text"><text:s text:c="6"/>Abort operation <text:s text:c="5"/>³ Esc</text:p>
      <text:p text:style-name="Preformatted_20_Text"/>
      <text:p text:style-name="Preformatted_20_Text"/>
      <text:p text:style-name="Preformatted_20_Text"><text:s text:c="4"/>2.4 <text:s/>Run&amp;Compile</text:p>
      <text:p text:style-name="Preformatted_20_Text"><text:s text:c="57"/>|</text:p>
      <text:p text:style-name="Preformatted_20_Text"><text:s text:c="4"/>Using the hotkeys F9 &amp; CTRL+F9 will <text:s/>compile &amp; execute</text:p>
      <text:p text:style-name="Preformatted_20_Text"><text:s text:c="4"/>the source in the current window(if you have an opened</text:p>
      <text:p text:style-name="Preformatted_20_Text"><text:s text:c="4"/>one) . It will appear a window called 'Last compile re</text:p>
      <text:p text:style-name="Preformatted_20_Text"><text:s text:c="4"/>sult ' <text:s/>in <text:s/>which <text:s/>you have all the informations about</text:p>
      <text:p text:style-name="Preformatted_20_Text"><text:s text:c="4"/>compiling (like passes, memory free , lines compiled ,</text:p>
      <text:p text:style-name="Preformatted_20_Text"><text:s text:c="4"/>errors and the line with errors) ,linking and the exit</text:p>
      <text:p text:style-name="Preformatted_20_Text"><text:s text:c="4"/>codes of your program.</text:p>
      <text:p text:style-name="Preformatted_20_Text"/>
      <text:p text:style-name="Preformatted_20_Text"><text:s text:c="4"/>2.5 <text:s/>Options</text:p>
      <text:p text:style-name="Preformatted_20_Text"/>
      <text:p text:style-name="Preformatted_20_Text"><text:s text:c="4"/>You can modify the parameters for compiling and linking</text:p>
      <text:p text:style-name="Preformatted_20_Text"><text:s text:c="4"/>If you want to know more about this , here you are them</text:p>
      <text:p text:style-name="Preformatted_20_Text"><text:s text:c="4"/>TASM and TLINK style :</text:p>
      <text:p text:style-name="Preformatted_20_Text"/>
      <text:p text:style-name="Preformatted_20_Text"><text:s text:c="4"/>Turbo Assembler <text:s/>Version 3.2 <text:s/>Copyright (c) 1988, 1992</text:p>
      <text:p text:style-name="Preformatted_20_Text"><text:s text:c="4"/>Borland International</text:p>
      <text:p text:style-name="Preformatted_20_Text"><text:s text:c="4"/>Syntax: <text:s/>TASM [options] source [,object][,listing][,xref]</text:p>
      <text:p text:style-name="Preformatted_20_Text"><text:s text:c="4"/>/a,/s <text:s text:c="8"/>Alphabetic or Source-code segment ordering</text:p>
      <text:p text:style-name="Preformatted_20_Text"><text:s text:c="4"/>/c <text:s text:c="11"/>Generate cross-reference in listing</text:p>
      <text:p text:style-name="Preformatted_20_Text"><text:s text:c="4"/>/dSYM[=VAL] <text:s text:c="2"/>Define symbol SYM = 0, or = value VAL</text:p>
      <text:p text:style-name="Preformatted_20_Text"><text:s text:c="4"/>/e,/r <text:s text:c="8"/>Emulated or Real floating-point instructions</text:p>
      <text:p text:style-name="Preformatted_20_Text"><text:s text:c="4"/>/h,/? <text:s text:c="8"/>Display this help screen</text:p>
      <text:p text:style-name="Preformatted_20_Text"><text:s text:c="4"/>/iPATH <text:s text:c="7"/>Search PATH for include files</text:p>
      <text:p text:style-name="Preformatted_20_Text"><text:s text:c="4"/>/jCMD <text:s text:c="8"/>Jam in an assembler directive CMD</text:p>
      <text:p text:style-name="Preformatted_20_Text"><text:s text:c="4"/>/kh# <text:s text:c="9"/>Hash table capacity # symbols</text:p>
      <text:p text:style-name="Preformatted_20_Text"><text:s text:c="4"/>/l,/la <text:s text:c="7"/>Generate listing:</text:p>
      <text:p text:style-name="Preformatted_20_Text"><text:s text:c="18"/>l=normal listing,la=expanded listing</text:p>
      <text:p text:style-name="Preformatted_20_Text"><text:s text:c="4"/>/ml,/mx,/mu <text:s text:c="2"/>Case sensitivity on symbols:</text:p>
      <text:p text:style-name="Preformatted_20_Text"><text:s text:c="18"/>ml=all, mx=globals, mu=none</text:p>
      <text:p text:style-name="Preformatted_20_Text"><text:s text:c="4"/>/mv# <text:s text:c="9"/>Set maximum valid length for symbols</text:p>
      <text:p text:style-name="Preformatted_20_Text"><text:s text:c="4"/>/m# <text:s text:c="10"/>Allow # multiple passes to resolve forward references</text:p>
      <text:p text:style-name="Preformatted_20_Text"><text:s text:c="4"/>/n <text:s text:c="11"/>Suppress symbol tables in listing</text:p>
      <text:p text:style-name="Preformatted_20_Text"><text:s text:c="4"/>/os,/o,/op,/oiObject code: standard, standard w/overlays, Phar Lap, or IBM</text:p>
      <text:p text:style-name="Preformatted_20_Text"><text:s text:c="4"/>/p <text:s text:c="11"/>Check for code segment overrides in protected mode</text:p>
      <text:p text:style-name="Preformatted_20_Text"><text:s text:c="4"/>/q <text:s text:c="11"/>Suppress OBJ records not needed for linking</text:p>
      <text:p text:style-name="Preformatted_20_Text"><text:s text:c="4"/>/t <text:s text:c="11"/>Suppress messages if successful assembly</text:p>
      <text:p text:style-name="Preformatted_20_Text"><text:soft-page-break/><text:s text:c="4"/>/uxxxx <text:s text:c="7"/>Set version emulation, version xxxx</text:p>
      <text:p text:style-name="Preformatted_20_Text"><text:s text:c="4"/>/w0,/w1,/w2 <text:s text:c="2"/>Set warning level: w0=none, w1=w2=warnings on</text:p>
      <text:p text:style-name="Preformatted_20_Text"><text:s text:c="4"/>/w-xxx,/w+xxx Disable (-) or enable (+) warning xxx</text:p>
      <text:p text:style-name="Preformatted_20_Text"><text:s text:c="4"/>/x <text:s text:c="11"/>Include false conditionals in listing</text:p>
      <text:p text:style-name="Preformatted_20_Text"><text:s text:c="4"/>/z <text:s text:c="11"/>Display source line with error message</text:p>
      <text:p text:style-name="Preformatted_20_Text"><text:s text:c="4"/>/zi,/zd,/zn <text:s text:c="2"/>Debug info: zi=full, zd=line numbers only, zn=none</text:p>
      <text:p text:style-name="Preformatted_20_Text"/>
      <text:p text:style-name="Preformatted_20_Text"><text:s text:c="4"/>Turbo Link <text:s/>Version 5.1 Copyright (c) 1992</text:p>
      <text:p text:style-name="Preformatted_20_Text"><text:s text:c="4"/>Borland International</text:p>
      <text:p text:style-name="Preformatted_20_Text"><text:s text:c="4"/>Syntax: TLINK objfiles, exefile, mapfile, libfiles, deffile</text:p>
      <text:p text:style-name="Preformatted_20_Text"><text:s text:c="4"/>@xxxx indicates use response file xxxx</text:p>
      <text:p text:style-name="Preformatted_20_Text"><text:s text:c="4"/>/m <text:s/>Map file with publics <text:s text:c="8"/>/x <text:s/>No map file at all</text:p>
      <text:p text:style-name="Preformatted_20_Text"><text:s text:c="4"/>/i <text:s/>Initialize all segments <text:s text:c="6"/>/l <text:s/>Include source line numbers</text:p>
      <text:p text:style-name="Preformatted_20_Text"><text:s text:c="4"/>/L <text:s/>Specify library search paths <text:s/>/s <text:s/>Detailed map of segments</text:p>
      <text:p text:style-name="Preformatted_20_Text"><text:s text:c="4"/>/n <text:s/>No default libraries <text:s text:c="9"/>/d <text:s/>Warn if duplicate symbols in libraries</text:p>
      <text:p text:style-name="Preformatted_20_Text"><text:s text:c="4"/>/c <text:s/>Case significant in symbols <text:s text:c="2"/>/3 <text:s/>Enable 32-bit processing</text:p>
      <text:p text:style-name="Preformatted_20_Text"><text:s text:c="4"/>/o <text:s/>Overlay switch <text:s text:c="15"/>/v <text:s/>Full symbolic debug information</text:p>
      <text:p text:style-name="Preformatted_20_Text"><text:s text:c="4"/>/P[=NNNNN] <text:s/>Pack code segments <text:s text:c="3"/>/A=NNNN <text:s/>Set NewExe segment alignment</text:p>
      <text:p text:style-name="Preformatted_20_Text"><text:s text:c="4"/>/ye Expanded memory swapping <text:s text:c="5"/>/yx Extended memory swapping</text:p>
      <text:p text:style-name="Preformatted_20_Text"><text:s text:c="4"/>/e <text:s/>Ignore Extended Dictionary</text:p>
      <text:p text:style-name="Preformatted_20_Text"><text:s text:c="4"/>/t <text:s/>Create COM file (same as /Tdc)</text:p>
      <text:p text:style-name="Preformatted_20_Text"><text:s text:c="4"/>/C <text:s/>Case sensitive exports and imports</text:p>
      <text:p text:style-name="Preformatted_20_Text"><text:s text:c="4"/>/Txx <text:s/>Specify output file type</text:p>
      <text:p text:style-name="Preformatted_20_Text"><text:tab/> <text:s text:c="10"/>/Tdx <text:s/>DOS image (default)</text:p>
      <text:p text:style-name="Preformatted_20_Text"><text:tab/> <text:s text:c="10"/>/Twx <text:s/>Windows image</text:p>
      <text:p text:style-name="Preformatted_20_Text"><text:s text:c="20"/>(third letter can be c=COM, e=EXE, d=DLL)</text:p>
      <text:p text:style-name="Preformatted_20_Text"/>
      <text:p text:style-name="Preformatted_20_Text"><text:s text:c="4"/>You also have the choice of modifying the directories :</text:p>
      <text:p text:style-name="Preformatted_20_Text"/>
      <text:p text:style-name="Preformatted_20_Text"><text:s text:c="4"/>Include Directory - if your source uses INCLUDE direct</text:p>
      <text:p text:style-name="Preformatted_20_Text"><text:s text:c="24"/>ives , you must specify the path</text:p>
      <text:p text:style-name="Preformatted_20_Text"><text:s text:c="4"/>Object Directory <text:s/>- if <text:s/>you <text:s/>want <text:s/>the object resulted</text:p>
      <text:p text:style-name="Preformatted_20_Text"><text:s text:c="24"/>from compiling to be <text:s/>output in <text:s/>a</text:p>
      <text:p text:style-name="Preformatted_20_Text"><text:s text:c="24"/>directory , other than the current</text:p>
      <text:p text:style-name="Preformatted_20_Text"><text:s text:c="24"/>you can specify a path (ONE);</text:p>
      <text:p text:style-name="Preformatted_20_Text"/>
      <text:p text:style-name="Preformatted_20_Text"><text:s text:c="24"/>eg: c:\temp\ - the .OBJ file <text:s/>will</text:p>
      <text:p text:style-name="Preformatted_20_Text"><text:s text:c="39"/>be output here</text:p>
      <text:p text:style-name="Preformatted_20_Text"><text:s text:c="28"/>c:\temp <text:s/>- will output a .OBJ</text:p>
      <text:p text:style-name="Preformatted_20_Text"><text:s text:c="39"/>named <text:s/>temp.OBJ in</text:p>
      <text:p text:style-name="Preformatted_20_Text"><text:s text:c="39"/>root of c:</text:p>
      <text:p text:style-name="Preformatted_20_Text"><text:s text:c="28"/>c:\name.ext - same as above</text:p>
      <text:p text:style-name="Preformatted_20_Text"/>
      <text:p text:style-name="Preformatted_20_Text"><text:s text:c="3"/>Listing &amp; XRef <text:s text:c="4"/>- directory for file *.LST and *.XRF</text:p>
      <text:p text:style-name="Preformatted_20_Text"><text:s text:c="24"/>( if you select the compile option</text:p>
      <text:p text:style-name="Preformatted_20_Text"><text:s text:c="24"/>Generate listing )</text:p>
      <text:p text:style-name="Preformatted_20_Text"><text:s text:c="3"/>...</text:p>
      <text:p text:style-name="Preformatted_20_Text"/>
      <text:p text:style-name="Preformatted_20_Text"/>
      <text:p text:style-name="Preformatted_20_Text"><text:s text:c="4"/>2.6 <text:s/>Open files</text:p>
      <text:p text:style-name="Preformatted_20_Text"/>
      <text:p text:style-name="Preformatted_20_Text"><text:s text:c="4"/>There is a small problem : if you want to open a file</text:p>
      <text:p text:style-name="Preformatted_20_Text"><text:s text:c="4"/>that isnt in the current directory you must ChangeDir</text:p>
      <text:p text:style-name="Preformatted_20_Text"><text:s text:c="4"/>first.</text:p>
      <text:p text:style-name="Preformatted_20_Text"/>
      <text:p text:style-name="Preformatted_20_Text">=============================================================================</text:p>
      <text:p text:style-name="Preformatted_20_Text"/>
      <text:p text:style-name="Preformatted_20_Text"><text:s text:c="2"/>3 - Chat chapter</text:p>
      <text:p text:style-name="Preformatted_20_Text"/>
      <text:p text:style-name="Preformatted_20_Text"><text:s text:c="4"/>3.1 <text:s/>Who Am I ?</text:p>
      <text:p text:style-name="Preformatted_20_Text"/>
      <text:p text:style-name="Preformatted_20_Text"><text:s text:c="4"/>3.2 <text:s/>WISWIG</text:p>
      <text:p text:style-name="Preformatted_20_Text"/>
      <text:p text:style-name="Preformatted_20_Text"><text:s text:c="4"/>There might be some small problems , althought I ' ve</text:p>
      <text:p text:style-name="Preformatted_20_Text"><text:soft-page-break/><text:s text:c="4"/>made some tests . Anyway,I warn you about some things</text:p>
      <text:p text:style-name="Preformatted_20_Text"><text:s text:c="4"/>like :</text:p>
      <text:p text:style-name="Preformatted_20_Text"><text:s text:c="9"/>- you should get a 'Too many files open' message</text:p>
      <text:p text:style-name="Preformatted_20_Text"><text:s text:c="9"/>- if an <text:s/>application finishes in graphics mode ,</text:p>
      <text:p text:style-name="Preformatted_20_Text"><text:s text:c="11"/>User Screen might not work (I mean restore the</text:p>
      <text:p text:style-name="Preformatted_20_Text"><text:s text:c="11"/>original screen and palette)-this one I didn't</text:p>
      <text:p text:style-name="Preformatted_20_Text"><text:s text:c="11"/>test it.</text:p>
      <text:p text:style-name="Preformatted_20_Text"><text:s text:c="9"/>- there is no help because I <text:s/>assume that before</text:p>
      <text:p text:style-name="Preformatted_20_Text"><text:s text:c="11"/>starting ASMIDE you know what is assembler . I</text:p>
      <text:p text:style-name="Preformatted_20_Text"><text:s text:c="11"/>didn't write a help file just <text:s/>because it is a</text:p>
      <text:p text:style-name="Preformatted_20_Text"><text:s text:c="11"/>lot to work (to edit) and I'm a lazy <text:s/>person ,</text:p>
      <text:p text:style-name="Preformatted_20_Text"><text:s text:c="11"/>you know ;-) <text:s/>. I'll write a help only <text:s/>if <text:s/>10</text:p>
      <text:p text:style-name="Preformatted_20_Text"><text:s text:c="11"/>persons ask me so hurry up and call me.</text:p>
      <text:p text:style-name="Preformatted_20_Text"><text:s text:c="9"/>- you can't edit larger sources than 200k</text:p>
      <text:p text:style-name="Preformatted_20_Text"><text:s text:c="9"/>- you can't run programs larger than 300k</text:p>
      <text:p text:style-name="Preformatted_20_Text"><text:s text:c="9"/>- some Options\Directories don't work : <text:s/>Exedir,</text:p>
      <text:p text:style-name="Preformatted_20_Text"><text:s text:c="11"/>MapDir,LibFiles . Also , <text:s/>you can't link more</text:p>
      <text:p text:style-name="Preformatted_20_Text"><text:s text:c="11"/>OBJ files.</text:p>
      <text:p text:style-name="Preformatted_20_Text"><text:s text:c="9"/>- there is no run-time error protection (if your</text:p>
      <text:p text:style-name="Preformatted_20_Text"><text:s text:c="11"/>program fails to <text:s/>exit , the only chance is to</text:p>
      <text:p text:style-name="Preformatted_20_Text"><text:s text:c="11"/>reset ) . I will try , in future versions , to</text:p>
      <text:p text:style-name="Preformatted_20_Text"><text:s text:c="11"/>add this facility.</text:p>
      <text:p text:style-name="Preformatted_20_Text"/>
      <text:p text:style-name="Preformatted_20_Text"><text:s text:c="4"/>3.3 <text:s/>Final words</text:p>
      <text:p text:style-name="Preformatted_20_Text"/>
      <text:p text:style-name="Preformatted_20_Text"><text:s text:c="4"/>I hope you ' ll enjoy using this program . If you want</text:p>
      <text:p text:style-name="Preformatted_20_Text"><text:s text:c="4"/>more facilities ask me . If you find any errors or you</text:p>
      <text:p text:style-name="Preformatted_20_Text"><text:s text:c="4"/>have any suggestions , call me .</text:p>
      <text:p text:style-name="Preformatted_20_Text"/>
      <text:p text:style-name="Preformatted_20_Text"><text:s text:c="29"/>Bye-By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0" meta:image-count="0" meta:object-count="0" meta:page-count="6" meta:paragraph-count="288" meta:word-count="1798" meta:character-count="13130" meta:non-whitespace-character-count="8611"/>
    <meta:generator>LibreOffice/7.2.2.2$Windows_X86_64 LibreOffice_project/02b2acce88a210515b4a5bb2e46cbfb63fe97d56</meta:generator>
  </office:meta>
</office:document-meta>
</file>